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6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size="12.449999809265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och krav för PHP-projektet DinSpring.se <text:s/></text:h>
      <text:p text:style-name="P3">_____________________________________________________________________</text:p>
      <text:h text:style-name="P1" text:outline-level="1">TF1.1 <text:line-break/>Registrera användare</text:h>
      <text:p text:style-name="P4">Ny användare kan registrera sig för användning av Springsidan.</text:p>
      <text:h text:style-name="P6" text:outline-level="3">Efterkrav</text:h>
      <text:p text:style-name="P4">Användaren kan logga in sig på sidan.</text:p>
      <text:h text:style-name="P6" text:outline-level="3">Scenario</text:h>
      <text:list xml:id="list4510846770116143856" text:style-name="L1">
        <text:list-item>
          <text:p text:style-name="P11">Startsidan-&gt;Registrera användare</text:p>
        </text:list-item>
        <text:list-item>
          <text:p text:style-name="P11">Formulär visas</text:p>
        </text:list-item>
        <text:list-item>
          <text:p text:style-name="P11">Fyll i valfria giltiga uppgifter med epostadress, lösenord, repeterat lösenord. Klicka på Registrera.</text:p>
        </text:list-item>
        <text:list-item>
          <text:p text:style-name="P11">Redirect till inloggningssida och bekräftelsemeddelande att registreringen lyckades. </text:p>
        </text:list-item>
      </text:list>
      <text:p text:style-name="P2">_____________________________________________________________________</text:p>
      <text:h text:style-name="P1" text:outline-level="1">TF1.2 <text:line-break/>Misslyckad registrering – inga uppgifter</text:h>
      <text:p text:style-name="P4">Syfte att en ny användare ej kan registrera sig utan att fylla i tillräckliga uppgifter.</text:p>
      <text:h text:style-name="P6" text:outline-level="3">Efterkrav</text:h>
      <text:p text:style-name="P4">Användaren blev ej registrerad.</text:p>
      <text:h text:style-name="P6" text:outline-level="3">Scenario</text:h>
      <text:list xml:id="list3030196667511738130" text:style-name="L2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ej godkänd registrering, formuläret visas forfarande. OBS. gäller även om JS är avslaget.</text:p>
        </text:list-item>
      </text:list>
      <text:p text:style-name="P2">_____________________________________________________________________</text:p>
      <text:h text:style-name="P1" text:outline-level="1">TF1.3 <text:line-break/>Misslyckad registrering – ogiltig emailadress</text:h>
      <text:p text:style-name="P4">Syfte att en ny användare ej kan registrera sig utan att fylla i tillräckliga uppgifter.</text:p>
      <text:h text:style-name="P6" text:outline-level="3">Efterkrav</text:h>
      <text:p text:style-name="P4">Användaren blev ej registrerad.</text:p>
      <text:h text:style-name="P6" text:outline-level="3">Scenario</text:h>
      <text:list xml:id="list6403357726500678130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p text:style-name="P2">_____________________________________________________________________</text:p>
      <text:h text:style-name="P1" text:outline-level="1"><text:soft-page-break/>TF1.4 <text:line-break/>Misslyckad registrering – ej matchade lösenord</text:h>
      <text:p text:style-name="P4">Syfte att en ny användare ej kan registrera sig utan båda lösenordsfälten är ifyllda och matchar varandra.</text:p>
      <text:h text:style-name="P6" text:outline-level="3">Efterkrav</text:h>
      <text:p text:style-name="P4">Användaren blev ej registrerad.</text:p>
      <text:h text:style-name="P6" text:outline-level="3">Scenario</text:h>
      <text:list xml:id="list1840740323" text:continue-numbering="true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olika lösenord i de både lösenordsfälten. Klicka på Registrera.</text:p>
        </text:list-item>
        <text:list-item>
          <text:p text:style-name="P13">Felmeddelande – Lösenorden matchar inte. </text:p>
        </text:list-item>
      </text:list>
      <text:p text:style-name="P2">_____________________________________________________________________</text:p>
      <text:h text:style-name="P1" text:outline-level="1">TF2.1 <text:line-break/>Inloggning </text:h>
      <text:p text:style-name="P4">Syfte att användaren efter inloggning med rätt uppgifter blir inloggad.</text:p>
      <text:h text:style-name="P6" text:outline-level="3">Efterkrav</text:h>
      <text:p text:style-name="P4">Inloggad, visar sida för detta.</text:p>
      <text:h text:style-name="P6" text:outline-level="3">Scenario</text:h>
      <text:list xml:id="list731182860" text:continue-numbering="true" text:style-name="L3">
        <text:list-item>
          <text:p text:style-name="P13">Startsidan</text:p>
        </text:list-item>
        <text:list-item>
          <text:p text:style-name="P13">Logga in med giltiga användaruppgifter (se TF1.1. Saknas uppgifter så använd användarnamn <text:a xlink:type="simple" xlink:href="mailto:marikegrinde@hotmail.com" text:style-name="Internet_20_link" text:visited-style-name="Visited_20_Internet_20_Link">marikegrinde@hotmail.com</text:a> och lösenord 123456</text:p>
        </text:list-item>
        <text:list-item>
          <text:p text:style-name="P13">Inloggad sida visas</text:p>
        </text:list-item>
      </text:list>
      <text:p text:style-name="P2">_____________________________________________________________________</text:p>
      <text:h text:style-name="P1" text:outline-level="1">TF2.2 <text:line-break/>Inloggning – inga uppgifter</text:h>
      <text:p text:style-name="P4">Syfte att användaren efter inloggning utan uppgifter INTE blir inloggad.</text:p>
      <text:h text:style-name="P6" text:outline-level="3">Efterkrav</text:h>
      <text:p text:style-name="P4">Startsidan och felmeddelande.</text:p>
      <text:h text:style-name="P6" text:outline-level="3">Scenario</text:h>
      <text:list xml:id="list1146892767" text:continue-numbering="true" text:style-name="L3">
        <text:list-item>
          <text:p text:style-name="P13">Startsidan</text:p>
        </text:list-item>
        <text:list-item>
          <text:p text:style-name="P13">Tryck på Logga in, utan att fylla i användaruppgifter.</text:p>
        </text:list-item>
        <text:list-item>
          <text:p text:style-name="P13">Startsidan visas forfarande, meddelande om att uppgifter måste anges.<text:line-break/>OBS. Gäller oavsett om bara ett av fälten lämnas tomma.</text:p>
        </text:list-item>
      </text:list>
      <text:p text:style-name="P2">_____________________________________________________________________</text:p>
      <text:h text:style-name="P1" text:outline-level="1">TF2.3 <text:line-break/>Inloggning – fel uppgifter</text:h>
      <text:p text:style-name="P4">Syfte att användaren efter inloggning med fel uppgifter INTE blir inloggad.</text:p>
      <text:h text:style-name="P6" text:outline-level="3">Efterkrav</text:h>
      <text:p text:style-name="P4">Startsidan och felmeddelande.</text:p>
      <text:h text:style-name="P6" text:outline-level="3"><text:soft-page-break/>Scenario</text:h>
      <text:list xml:id="list71512378" text:continue-numbering="true" text:style-name="L3">
        <text:list-item>
          <text:p text:style-name="P13">Startsidan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<text:line-break/>OBS. Gäller oavsett om bara ett av fälten är fel.</text:p>
        </text:list-item>
      </text:list>
      <text:p text:style-name="P2">_____________________________________________________________________</text:p>
      <text:h text:style-name="P1" text:outline-level="1">TF2.4 <text:line-break/>Inloggning – med session</text:h>
      <text:p text:style-name="P4">Syfte att användaren efter inloggning med session blir inloggad.</text:p>
      <text:h text:style-name="P6" text:outline-level="3">Efterkrav</text:h>
      <text:p text:style-name="P4">Inloggad, visar sida för detta.</text:p>
      <text:h text:style-name="P6" text:outline-level="3">Scenario</text:h>
      <text:list xml:id="list1523171254" text:continue-numbering="true" text:style-name="L3">
        <text:list-item>
          <text:p text:style-name="P13">Startsidan</text:p>
        </text:list-item>
        <text:list-item>
          <text:p text:style-name="P13">Fyll i korrekta uppgifter (se TF 2.1)</text:p>
        </text:list-item>
        <text:list-item>
          <text:p text:style-name="P13">Öppna en ny flik i webbläsaren.</text:p>
        </text:list-item>
        <text:list-item>
          <text:p text:style-name="P13">I nya fliken, ange url dinspring.se<text:line-break/>Du bör vara inloggad på nytt!</text:p>
        </text:list-item>
      </text:list>
      <text:h text:style-name="P1" text:outline-level="1"><text:span text:style-name="T1">_____________________________________________________________________</text:span></text:h>
      <text:h text:style-name="P1" text:outline-level="1">TF2.5 <text:line-break/>Inloggning – med cookies</text:h>
      <text:p text:style-name="P4">Syfte att användaren efter inloggning med cookies blir inloggad.</text:p>
      <text:h text:style-name="P6" text:outline-level="3">Efterkrav</text:h>
      <text:p text:style-name="P4">Inloggad, visar sida för detta.</text:p>
      <text:h text:style-name="P6" text:outline-level="3">Scenario</text:h>
      <text:list xml:id="list1992186619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Stäng Webbläsaren.</text:p>
        </text:list-item>
        <text:list-item>
          <text:p text:style-name="P13">Öppna webbläsaren på nytt och ange url dinspring.se<text:line-break/>Du bör vara inloggad på nytt!</text:p>
        </text:list-item>
      </text:list>
      <text:h text:style-name="P1" text:outline-level="1"><text:span text:style-name="T1">_____________________________________________________________________</text:span></text:h>
      <text:h text:style-name="P1" text:outline-level="1">TF2.6 <text:line-break/>Misslyckad inloggning – med manipulerad cookie</text:h>
      <text:p text:style-name="P4">Syfte att användaren efter inloggning med menipulerad cookie INTE blir inloggad.</text:p>
      <text:h text:style-name="P6" text:outline-level="3">Efterkrav</text:h>
      <text:p text:style-name="P4">Inloggad, visar sida för detta.</text:p>
      <text:h text:style-name="P6" text:outline-level="3">Scenario</text:h>
      <text:list xml:id="list1320958037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<text:soft-page-break/>Stäng Webbläsaren.</text:p>
        </text:list-item>
        <text:list-item>
          <text:p text:style-name="P13"><text:span text:style-name="T1">Öppna webbläsaren på nytt och ange url dinspring.se<text:line-break/>Du bör vara inloggad på nytt!</text:span></text:p>
        </text:list-item>
        <text:list-item>
          <text:p text:style-name="P13"><text:span text:style-name="T1">Ändra uppgifterna i CookieStorage till ”fel”.</text:span></text:p>
        </text:list-item>
        <text:list-item>
          <text:p text:style-name="P13"><text:span text:style-name="T1">Du bör nu vara utloggad.</text:span></text:p>
        </text:list-item>
      </text:list>
      <text:p text:style-name="P10"><text:span text:style-name="T1">_____________________________________________________________________</text:span></text:p>
      <text:p text:style-name="P14"><text:span text:style-name="T1"/></text:p>
      <text:h text:style-name="P1" text:outline-level="1">TF2.7 <text:line-break/>Misslyckad inloggning – med manipulerad session</text:h>
      <text:p text:style-name="P4">Syfte att användaren efter inloggning med manipulerad session INTE blir inloggad.</text:p>
      <text:h text:style-name="P6" text:outline-level="3">Efterkrav</text:h>
      <text:p text:style-name="P4">Inloggad, visar sida för detta.</text:p>
      <text:h text:style-name="P6" text:outline-level="3">Scenario</text:h>
      <text:list xml:id="list713778054" text:continue-numbering="true" text:style-name="L3">
        <text:list-item>
          <text:p text:style-name="P13">Startsidan</text:p>
        </text:list-item>
        <text:list-item>
          <text:p text:style-name="P13">Fyll i korrekta uppgifter (se TF 2.1), kopiera SESSID</text:p>
        </text:list-item>
        <text:list-item>
          <text:p text:style-name="P13">Öppna annan webbläsare och gå till dinspring.se</text:p>
        </text:list-item>
        <text:list-item>
          <text:p text:style-name="P13"><text:span text:style-name="T1">i samma webbläsare som föregående punkt – ändra SESSID till det du tidigare kopierat.</text:span></text:p>
        </text:list-item>
        <text:list-item>
          <text:p text:style-name="P13"><text:span text:style-name="T1">Inloggning ska misslyckas.</text:span></text:p>
        </text:list-item>
      </text:list>
      <text:p text:style-name="P10"><text:span text:style-name="T1">_____________________________________________________________________</text:span></text:p>
      <text:h text:style-name="P1" text:outline-level="1">TF3.1 <text:line-break/>Inloggad – visa träningslista - READ</text:h>
      <text:p text:style-name="P4">Syfte att användaren efter inloggning får se sin egen startsida.</text:p>
      <text:h text:style-name="P6" text:outline-level="3">Efterkrav</text:h>
      <text:p text:style-name="P4">Visning av rätt uppgifter på startsidan.</text:p>
      <text:h text:style-name="P6" text:outline-level="3">Scenario</text:h>
      <text:list xml:id="list682094317" text:continue-numbering="true" text:style-name="L3">
        <text:list-item>
          <text:p text:style-name="P13">Lyckad inloggning, se TF2.1</text:p>
        </text:list-item>
        <text:list-item>
          <text:p text:style-name="P13">Befintliga träningspass tillhörande användaren visas i lista, men knappar bredvid för att ändra eller radera.</text:p>
          <text:p text:style-name="P13">Visas i formatet, exempel:<text:line-break/>Datum<text:tab/> <text:s text:c="3"/>Typ <text:s/><text:tab/>Längd (km) <text:s/>Tid <text:s/><text:tab/> <text:s text:c="4"/>Kommentar <text:s/>Val</text:p>
          <text:p text:style-name="P13">140909 <text:s text:c="2"/>Gå <text:s text:c="11"/>5 <text:s/><text:tab/><text:tab/>39 min<text:tab/> <text:s text:c="14"/>Radera / Ändra /Kopiera</text:p>
          <text:p text:style-name="P13">140909 <text:s text:c="2"/>Jogg <text:s text:c="8"/>5<text:tab/><text:tab/>30 min<text:tab/><text:tab/> <text:s text:c="4"/>Radera / Ändra /Kopiera</text:p>
          <text:p text:style-name="P13">140909 <text:s text:c="2"/>Spring <text:s text:c="6"/>5<text:tab/><text:tab/>25 min <text:s text:c="24"/>Radera / Ändra /Kopiera</text:p>
          <text:p text:style-name="P13">140909 <text:s text:c="2"/>Intervall <text:s text:c="4"/>5<text:tab/><text:tab/>31 min<text:tab/> <text:s text:c="14"/>Radera / Ändra /Kopiera</text:p>
        </text:list-item>
      </text:list>
      <text:p text:style-name="P2">_____________________________________________________________________</text:p>
      <text:h text:style-name="P1" text:outline-level="1">TF3.2 <text:line-break/>Inloggad – visa användarnamn - READ</text:h>
      <text:p text:style-name="P4">Syfte att användarnamnet visas på startsida.</text:p>
      <text:h text:style-name="P6" text:outline-level="3"><text:soft-page-break/>Efterkrav</text:h>
      <text:p text:style-name="P4">Visning av statistik.</text:p>
      <text:h text:style-name="P6" text:outline-level="3">Scenario</text:h>
      <text:list xml:id="list749471014" text:continue-numbering="true" text:style-name="L3">
        <text:list-item>
          <text:p text:style-name="P13">Lyckad inloggning. Se TF2.1</text:p>
        </text:list-item>
        <text:list-item>
          <text:p text:style-name="P13">Rätt användarnamn visas längst uppe till höger. (Även knapp logga ut bredvid)</text:p>
        </text:list-item>
      </text:list>
      <text:p text:style-name="P2">_____________________________________________________________________</text:p>
      <text:h text:style-name="P1" text:outline-level="1">TF3.3 <text:line-break/>Inloggad – visa statistik - READ</text:h>
      <text:p text:style-name="P4">Syfte att ststistik visas i listan med träningspass.</text:p>
      <text:h text:style-name="P6" text:outline-level="3">Efterkrav</text:h>
      <text:p text:style-name="P4">Visning av statistik. Tid/km.</text:p>
      <text:h text:style-name="P6" text:outline-level="3">Scenario</text:h>
      <text:list xml:id="list1425735524" text:continue-numbering="true" text:style-name="L3">
        <text:list-item>
          <text:p text:style-name="P13">Lyckad inloggning. Se TF2.1</text:p>
        </text:list-item>
        <text:list-item>
          <text:p text:style-name="P13">Allmän statistik visas (se TF3.2)</text:p>
        </text:list-item>
        <text:list-item>
          <text:p text:style-name="P13">I listan visas även en kolumn kallad ”snitt/km”, där har den genomsnittliga kilometertiden räknats ut baserat på distans och tid.</text:p>
        </text:list-item>
      </text:list>
      <text:p text:style-name="P2">_____________________________________________________________________</text:p>
      <text:h text:style-name="P1" text:outline-level="1">TF4.1 <text:line-break/>Inloggad – lägg till nytt träningspass - CREATE</text:h>
      <text:p text:style-name="P4">Syfte att användaren ska kunna registrera ett nytt träningspass.</text:p>
      <text:h text:style-name="P6" text:outline-level="3">Efterkrav</text:h>
      <text:p text:style-name="P4">Nytt träningspass väljs.</text:p>
      <text:h text:style-name="P6" text:outline-level="3">Scenario</text:h>
      <text:list xml:id="list772411523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(Default dagens datum, ändringsbart)</text:p>
          <text:p text:style-name="P13">Typ – Dropdown, val gå, jogg, spring, intervall</text:p>
          <text:p text:style-name="P13">Längd(km) FÄLT (max 3 heltal) </text:p>
          <text:p text:style-name="P13">Tid - 3 fält Timmar, minuter, sekunder</text:p>
          <text:p text:style-name="P13">Kommentar – Fritextfält, max 140 tecken.</text:p>
        </text:list-item>
        <text:list-item>
          <text:p text:style-name="P13">Validering av alla fält, ska fungera utan JS.</text:p>
        </text:list-item>
        <text:list-item>
          <text:p text:style-name="P13">Efter lyckad inmatning, meddelande om detta.</text:p>
        </text:list-item>
        <text:list-item>
          <text:p text:style-name="P13">Träningspass läggs till i listan. </text:p>
        </text:list-item>
        <text:list-item>
          <text:p text:style-name="P13">Snitt/km räknas ut av applikationen och visas i listan.</text:p>
        </text:list-item>
      </text:list>
      <text:p text:style-name="P5">_____________________________________________________________________</text:p>
      <text:h text:style-name="P1" text:outline-level="1">TF5.1 <text:line-break/>Inloggad – ändra träningspass - UPDATE</text:h>
      <text:p text:style-name="P4">Syfte att användaren ska kunna ändra ett befintligt träningspass.</text:p>
      <text:h text:style-name="P6" text:outline-level="3"><text:soft-page-break/>Efterkrav</text:h>
      <text:p text:style-name="P4">Träningspass ändras.</text:p>
      <text:h text:style-name="P6" text:outline-level="3">Scenario</text:h>
      <text:list xml:id="list439813827" text:continue-numbering="true" text:style-name="L3">
        <text:list-item>
          <text:p text:style-name="P13">Från inloggad startsida, klicka på knappen ”ändra” bredvid valfritt träningspass i listan.</text:p>
        </text:list-item>
        <text:list-item>
          <text:p text:style-name="P13">Fälten visas med befintliga värden, men ändringsbara.<text:line-break/>Datum – ändringsbart.</text:p>
          <text:p text:style-name="P13">Typ – Dropdown, val gå, jogg, spring, intervall</text:p>
          <text:p text:style-name="P13">Längd(km) FÄLT (max 3 heltal) . NYTT FÄLT (max1 heltal)</text:p>
          <text:p text:style-name="P13">Tid - 3 fält Timmar, minuter, sekunder</text:p>
          <text:p text:style-name="P13">Kommentar – Fritextfält, max 140 tecken.</text:p>
        </text:list-item>
        <text:list-item>
          <text:p text:style-name="P13">Validering av alla fält, ska fungera utan JS.</text:p>
        </text:list-item>
        <text:list-item>
          <text:p text:style-name="P13">Efter lyckad ändring, meddelande om detta.</text:p>
        </text:list-item>
        <text:list-item>
          <text:p text:style-name="P13">Ändrat träningspass ses i listan.</text:p>
        </text:list-item>
        <text:list-item>
          <text:p text:style-name="P13">Ev nytt snitt/km räknas ut av applikationen och visas i listan.</text:p>
        </text:list-item>
      </text:list>
      <text:p text:style-name="P5">_____________________________________________________________________</text:p>
      <text:h text:style-name="P1" text:outline-level="1">TF6.1 <text:line-break/>Inloggad – radera träningspass - DELETE</text:h>
      <text:p text:style-name="P4">Syfte att användaren ska kunna radera ett befintligt träningspass.</text:p>
      <text:h text:style-name="P6" text:outline-level="3">Efterkrav</text:h>
      <text:p text:style-name="P4">Träningspass ändras.</text:p>
      <text:h text:style-name="P6" text:outline-level="3">Scenario</text:h>
      <text:list xml:id="list370270296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datum XXXX-XX-XX verkligen ska raderas.</text:p>
        </text:list-item>
        <text:list-item>
          <text:p text:style-name="P13">Trycka Bekräfta.</text:p>
        </text:list-item>
        <text:list-item>
          <text:p text:style-name="P13">Efter lyckad radering, meddelande om detta.</text:p>
        </text:list-item>
        <text:list-item>
          <text:p text:style-name="P13">Träningspasset är borttaget från listan.</text:p>
        </text:list-item>
      </text:list>
      <text:p text:style-name="P5">_____________________________________________________________________</text:p>
      <text:h text:style-name="P1" text:outline-level="1">TF6.1 <text:line-break/>Inloggad – avbryt radera träningspass - DELETE</text:h>
      <text:p text:style-name="P4">Syfte att användaren ska kunna radera ett befintligt träningspass.</text:p>
      <text:h text:style-name="P6" text:outline-level="3">Efterkrav</text:h>
      <text:p text:style-name="P4">Träningspass ändras inte.</text:p>
      <text:h text:style-name="P6" text:outline-level="3">Scenario</text:h>
      <text:list xml:id="list1930732394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datum XXXX-XX-XX verkligen ska raderas.</text:p>
        </text:list-item>
        <text:list-item>
          <text:p text:style-name="P13">Trycka Avbryt.</text:p>
        </text:list-item>
        <text:list-item>
          <text:p text:style-name="P13">Träningspasset är ej borttaget från listan.</text:p>
        </text:list-item>
      </text:list>
      <text:p text:style-name="P5"><text:soft-page-break/>________________________________________________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23T15:25:08</dc:date>
    <meta:editing-duration>PT4H14M11S</meta:editing-duration>
    <meta:editing-cycles>96</meta:editing-cycles>
    <meta:document-statistic meta:table-count="0" meta:image-count="0" meta:object-count="0" meta:page-count="7" meta:paragraph-count="195" meta:word-count="1156" meta:character-count="8649"/>
  </office:meta>
</office:document-meta>
</file>